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20-03-31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9368" calcext:value-type="float">
            <text:p>39.139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0144" calcext:value-type="float">
            <text:p>38.490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3444" calcext:value-type="float">
            <text:p>39.33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37944" calcext:value-type="float">
            <text:p>39.93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72896" calcext:value-type="float">
            <text:p>39.172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34" calcext:value-type="float">
            <text:p>38.63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576" calcext:value-type="float">
            <text:p>38.4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9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03888" calcext:value-type="float">
            <text:p>37.203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662" calcext:value-type="float">
            <text:p>37.726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622" calcext:value-type="float">
            <text:p>38.3362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7848" calcext:value-type="float">
            <text:p>38.407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317111554401</text:p>
          </table:table-cell>
          <table:table-cell office:value-type="string" calcext:value-type="string">
            <text:p>198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856" calcext:value-type="float">
            <text:p>37.1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01" meta:object-count="0"/>
    <meta:user-defined meta:name="AppVersion">3.0</meta:user-defined>
  </office:meta>
</office:document-meta>
</file>